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<text:tab/>Mr. S. Morais/</text:p>
      <text:p text:style-name="P2"><text:tab/>Fifth bel. Green St./</text:p>
      <text:p text:style-name="P2"><text:tab/><text:tab/>City/</text:p>
      <text:p text:style-name="P2">West Side/</text:p>
      <text:p text:style-name="P2"/>
      <text:p text:style-name="P2">[Page 1]</text:p>
      <text:p text:style-name="P2">1. <text:s/>How is it that many/ of the laws laid down/ in the Books of Moses and/ no longer observed? <text:s/>[Hebrew]/ <text:s/>By whose authority have/ they been annulled? <text:s/>[Hebrew]/ <text:s/>Is there any body now in/ existence that can exercise/ this power? <text:s/>Quote [Hebrew]/</text:p>
      <text:p text:style-name="P2">Explain "British rights" + what/ they conferred? <text:s/>[Hebrew]/</text:p>
      <text:p text:style-name="P2">Explain what Babel means?/</text:p>
      <text:p text:style-name="P2">The <text:span text:style-name="T2">type</text:span> new object Sibel[?] spoke of it [Hebrew]/ [Hebrew]/</text:p>
      <text:p text:style-name="P2"/>
      <text:p text:style-name="P2"><text:soft-page-break/>[Page 2]</text:p>
      <text:p text:style-name="P2">In saying the earth was created in/ six days, what duration of time/ is supposed to have been covered/ by each day? <text:s/>[Hebrew]/</text:p>
      <text:p text:style-name="P2">Where was Sodom &amp; Gomorrah/ situated? <text:s/>[Inserted above in pencil: S. E. of Palestine] <text:s/>Was the country of/ a volcanic character? <text:s/>[Inserted above in pencil: It has yet that character. <text:s/>Pitch &amp; Lime] <text:s/>Is/ there any explanation to be/ attached to the conversion/ by Lot's wife into a pillar of/ salt? <text:s/>[Hebrew, in pencil]/</text:p>
      <text:p text:style-name="P2">In the time of Abraham, Isaac/ &amp; Jacob, was there any law/ prohibiting marriages, with/ other than relatives or of/ the same kin? <text:s/>[Hebrew, in pencil]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3:32:18.70</meta:creation-date>
    <meta:document-statistic meta:table-count="0" meta:image-count="0" meta:object-count="0" meta:page-count="3" meta:paragraph-count="74" meta:word-count="341" meta:character-count="2302"/>
    <dc:date>2012-01-24T13:44:58.03</dc:date>
    <dc:creator>Penn Libraries</dc:creator>
    <meta:editing-duration>PT00H12M39S</meta:editing-duration>
    <meta:editing-cycles>1</meta:editing-cycles>
    <meta:generator>OpenOffice.org/3.2$Win32 OpenOffice.org_project/320m12$Build-9483</meta:generator>
  </office:meta>
</office:document-meta>
</file>